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officeooo:rsid="0015a8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<text:span text:style-name="T2">jest</text:span> test <text:span text:style-name="T1">projekt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erif1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erif1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erif1" style:font-family-asian="'Liberation Serif'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Helvetica1" style:font-family-complex="Helvetic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Helvetica1" style:font-family-complex="Helvetic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Helvetica1" style:font-family-complex="Helvetic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40:58.808901000</meta:creation-date>
    <dc:date>2017-02-24T14:41:45.970224000</dc:date>
    <meta:editing-duration>PT48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5.0.6.3$MacOSX_X86_64 LibreOffice_project/490fc03b25318460cfc54456516ea2519c11d1aa</meta:generator>
  </office:meta>
</office:document-meta>
</file>